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Provider.getAvailableBPD(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ageProvider.getStartingPartIndexForLastPage( int part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geProvider.PageProvider( AreaTreeHandler ath , PageSequence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geProvider.getPage( boolean isBlank , int index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ageProvider.cacheNextPage( int index , boolean isBlank , boolean isLast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Provider.getPage( boolean isBlank , int index , int relative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Provider.discardCacheStartingWith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Provider.setStartOfNextElementList( int startPag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Provider.setLastPage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